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65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3.81cm" svg:x="2.397cm" svg:y="3.794cm">
          <text:p text:style-name="P1">Store Admin </text:p>
          <text:p text:style-name="P1"><text:span text:style-name="T1">R: store_admin</text:span></text:p>
          <text:p text:style-name="P1"><text:span text:style-name="T1">C:ZeteqMarketBundle:StoreAdmin:index</text:span></text:p>
          <text:p text:style-name="P1"><text:span text:style-name="T1">V: ZeteqMarketBundle:StoreAdmin:index.html.twig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01cm" svg:height="0.127cm" svg:x="5.318cm" svg:y="18.27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399cm" svg:height="2.299cm" svg:x="2.143cm" svg:y="1.635cm">
          <draw:text-box>
            <text:p><text:span text:style-name="T2">MarketBundle/Resources/views/StoreAdmin/layout.html.twig</text:span><text:span text:style-name="T2"><text:line-break/></text:span><text:span text:style-name="T2">MarketBundle/Resources/config/routing/storeadmin.yml</text:span></text:p>
            <text:p><text:span text:style-name="T2">MarketBundle/Controller/StoreAdminController.php</text:span><text:span text:style-name="T2"><text:line-break/></text:span><text:span text:style-name="T2"/></text:p>
          </draw:text-box>
        </draw:frame>
        <draw:custom-shape draw:style-name="gr1" draw:text-style-name="P3" xml:id="id2" draw:id="id2" draw:layer="layout" svg:width="11.176cm" svg:height="2.667cm" svg:x="8.493cm" svg:y="12.049cm">
          <text:p text:style-name="P3"><text:span text:style-name="T1">Product</text:span></text:p>
          <text:p text:style-name="P1"><text:span text:style-name="T1">R: storeadmin_product</text:span></text:p>
          <text:p text:style-name="P1"><text:span text:style-name="T1">C:ZeteqMarketBundle:StoreAdminProductController</text:span></text:p>
          <text:p text:style-name="P1"><text:span text:style-name="T1">V: ZeteqMarketBundle:StoreAdmin:index.html.twi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9.525cm" svg:height="2.159cm" svg:x="7.477cm" svg:y="9.001cm">
          <text:p text:style-name="P3"><text:span text:style-name="T1">Stores</text:span></text:p>
          <text:p text:style-name="P3"><text:span text:style-name="T1">Only shows stores for logged in us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477cm" svg:y1="10.08cm" svg:x2="8.493cm" svg:y2="13.382cm" draw:start-shape="id1" draw:end-shape="id2" svg:d="m7477 10080h-502v3302h1518" svg:viewBox="0 0 1519 3303">
          <text:p/>
        </draw:connector>
        <draw:custom-shape draw:style-name="gr1" draw:text-style-name="P3" xml:id="id4" draw:id="id4" draw:layer="layout" svg:width="11.176cm" svg:height="2.667cm" svg:x="2.27cm" svg:y="15.759cm">
          <text:p text:style-name="P3"><text:span text:style-name="T1">Page</text:span></text:p>
          <text:p text:style-name="P1"><text:span text:style-name="T1">R: storeadmin_page</text:span></text:p>
          <text:p text:style-name="P1"><text:span text:style-name="T1">C:ZeteqMarketBundle:StoreAdminPag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11.176cm" svg:height="2.667cm" svg:x="2.524cm" svg:y="19.415cm">
          <text:p text:style-name="P3"><text:span text:style-name="T1">Store Product Category</text:span></text:p>
          <text:p text:style-name="P1"><text:span text:style-name="T1">R: storeproductcategory.yml</text:span></text:p>
          <text:p text:style-name="P1"><text:span text:style-name="T1">C:StoreProductCategoryControll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477cm" svg:y1="10.08cm" svg:x2="2.524cm" svg:y2="20.748cm" draw:start-shape="id1" draw:end-shape="id3" draw:end-glue-point="3" svg:d="m7477 10080h-5454v10668h501" svg:viewBox="0 0 5455 10669">
          <text:p/>
        </draw:connector>
        <draw:connector draw:style-name="gr4" draw:text-style-name="P1" draw:layer="layout" draw:line-skew="1.745cm" svg:x1="4.579cm" svg:y1="10.176cm" svg:x2="7.858cm" svg:y2="15.759cm" draw:end-shape="id4" svg:d="m4579 10176v4286h3279v1297" svg:viewBox="0 0 3280 5584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e </meta:initial-creator>
    <meta:creation-date>2013-12-23T12:54:50</meta:creation-date>
    <dc:date>2013-12-23T15:40:14</dc:date>
    <dc:creator>ze </dc:creator>
    <meta:editing-duration>PT2H7M55S</meta:editing-duration>
    <meta:editing-cycles>3</meta:editing-cycles>
    <meta:generator>LibreOffice/3.5$Linux_X86_64 LibreOffice_project/350m1$Build-2</meta:generator>
    <meta:document-statistic meta:object-count="10"/>
  </office:meta>
</office:document-meta>
</file>